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314" officeooo:paragraph-rsid="001fd314"/>
    </style:style>
    <style:style style:name="P2" style:family="paragraph" style:parent-style-name="Standard">
      <style:text-properties fo:language="fr" fo:country="FR" officeooo:rsid="001fd314" officeooo:paragraph-rsid="001fd314"/>
    </style:style>
    <style:style style:name="P3" style:family="paragraph" style:parent-style-name="Standard">
      <style:text-properties fo:language="fr" fo:country="FR" officeooo:rsid="0020ffd7" officeooo:paragraph-rsid="0020ffd7"/>
    </style:style>
    <style:style style:name="P4" style:family="paragraph" style:parent-style-name="Standard">
      <style:text-properties fo:language="en" fo:country="US" officeooo:rsid="001fd314" officeooo:paragraph-rsid="001fd314"/>
    </style:style>
    <style:style style:name="P5" style:family="paragraph" style:parent-style-name="Standard">
      <style:text-properties fo:language="en" fo:country="US" officeooo:rsid="001fd314" officeooo:paragraph-rsid="001fd31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e882"/>
    </style:style>
    <style:style style:name="T3" style:family="text">
      <style:text-properties officeooo:rsid="0020ffd7"/>
    </style:style>
    <style:style style:name="T4" style:family="text">
      <style:text-properties officeooo:rsid="0022e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The full purchase price will be refunded if the customer is not satisfied.</text:p>
      <text:p text:style-name="P1"/>
      <text:p text:style-name="P2">L<text:span text:style-name="T3">e prix d’</text:span>achat sera intégralement remboursé en cas de non-satisfaction du client.</text:p>
      <text:p text:style-name="P2"/>
      <text:p text:style-name="P2"/>
      <text:p text:style-name="P4">2) The link between pay claims and the Retail Price Index is strong and understandingly so.</text:p>
      <text:p text:style-name="P4"/>
      <text:p text:style-name="P3">Il est évident que le lien entre les revendications salariales et l’Indice des Prix à la Consommation est <text:span text:style-name="T4">étroit</text:span>.</text:p>
      <text:p text:style-name="P2"/>
      <text:p text:style-name="P2"/>
      <text:p text:style-name="P2">3)<text:span text:style-name="T1"> Lower investment and consumption means slower business.</text:span></text:p>
      <text:p text:style-name="P4"/>
      <text:p text:style-name="P2">De plus bas taux d’investissement et de consommation sont synonymes d’une activité moins florissante.</text:p>
      <text:p text:style-name="P4"/>
      <text:p text:style-name="P4"/>
      <text:p text:style-name="P4">4) Our opposition stems from the belief that all workers deserve equal treatment.</text:p>
      <text:p text:style-name="P4"/>
      <text:p text:style-name="P3">Notre contestation prends ses racines dans notre <text:span text:style-name="T4">conviction que tous les travailleurs méritent d’êtres traités sur un pied d’égalité.</text:span></text:p>
      <text:p text:style-name="P4"/>
      <text:p text:style-name="P4"/>
      <text:p text:style-name="P2"><text:span text:style-name="T1">5) He shouted himself hoarse, the</text:span><text:span text:style-name="T2">n</text:span><text:span text:style-name="T1"> elbowed his way through the crowd.</text:span></text:p>
      <text:p text:style-name="P4"/>
      <text:p text:style-name="P3">Il cria à en perdre la voix <text:span text:style-name="T4">puis traversa </text:span>la foule <text:span text:style-name="T4">en jouant des coude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4:03:31.725670608</meta:creation-date>
    <meta:generator>LibreOffice/6.4.7.2$Linux_X86_64 LibreOffice_project/40$Build-2</meta:generator>
    <dc:date>2021-09-23T15:22:25.640329916</dc:date>
    <meta:editing-duration>PT15M34S</meta:editing-duration>
    <meta:editing-cycles>2</meta:editing-cycles>
    <meta:document-statistic meta:table-count="0" meta:image-count="0" meta:object-count="0" meta:page-count="1" meta:paragraph-count="10" meta:word-count="142" meta:character-count="877" meta:non-whitespace-character-count="745"/>
  </office:meta>
</office:document-meta>
</file>